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ListParagraph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ListParagraph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ListParagraph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USABILIDAD</text:h>
      <text:p text:style-name="Normal"/>
      <text:list text:style-name="LFO1" text:continue-numbering="true">
        <text:list-item>
          <text:p text:style-name="P2"><text:span text:style-name="T3">Objetivos :</text:span><text:s/>Los servicios que ofrece está relacionado con el objetivo de la web , ya que el objetivo que quiero es que compradores y vendedores se pongan en contacto para poder vender y comprar productos. Podrán subir o simplemente ver productos y ponerse en contacto con el vendedor para adquirirlo.<text:s/></text:p>
        </text:list-item>
      </text:list>
      <text:p text:style-name="ListParagraph"/>
      <text:list text:style-name="LFO1" text:continue-numbering="true">
        <text:list-item>
          <text:p text:style-name="P4"><text:span text:style-name="T5">Estructura :<text:s/></text:span>He utilizado una estructura donde el usuario tiene distintas secciones donde puede buscar el tipo de producto o el producto en concreto que quiere buscar. Puede acceder al contenido con facilidad</text:p>
        </text:list-item>
      </text:list>
      <text:p text:style-name="ListParagraph"/>
      <text:list text:style-name="LFO1" text:continue-numbering="true">
        <text:list-item>
          <text:p text:style-name="P6"><text:span text:style-name="T7">Diseño :<text:s/></text:span>He utilizado un diseño con colores claros los cuales hacen que el usuario se sienta más agusto en la web.<text:s/>Es fácilmente reconocible</text:p>
        </text:list-item>
      </text:list>
      <text:p text:style-name="ListParagraph"/>
      <text:list text:style-name="LFO1" text:continue-numbering="true">
        <text:list-item>
          <text:p text:style-name="P8"><text:span text:style-name="T9">Dinamismo :<text:s/></text:span>La web se actualizará según los usuarios vayan subiendo anuncios de los productos.</text:p>
        </text:list-item>
      </text:list>
      <text:p text:style-name="ListParagraph"/>
      <text:list text:style-name="LFO1" text:continue-numbering="true">
        <text:list-item>
          <text:p text:style-name="P10"><text:span text:style-name="T11">Logotipo :<text:s/></text:span>El logotipo está visible en algún apartado de la página ya que no veía conveniente utilizarlo en todas.</text:p>
        </text:list-item>
      </text:list>
      <text:p text:style-name="ListParagraph"/>
      <text:list text:style-name="LFO1" text:continue-numbering="true">
        <text:list-item>
          <text:p text:style-name="P12"><text:span text:style-name="T13">Eslogan :<text:s/></text:span>He puesto varios títulos que en todo momento indican a que se dedica el sitio web.</text:p>
        </text:list-item>
      </text:list>
      <text:p text:style-name="ListParagraph"/>
      <text:list text:style-name="LFO1" text:continue-numbering="true">
        <text:list-item>
          <text:p text:style-name="P14"><text:span text:style-name="T15">Contacto :</text:span><text:s/>Tengo varios métodos de contacto, teléfono y corroe.</text:p>
        </text:list-item>
      </text:list>
      <text:p text:style-name="ListParagraph"/>
      <text:list text:style-name="LFO1" text:continue-numbering="true">
        <text:list-item>
          <text:p text:style-name="P16"><text:span text:style-name="T17">Protección de datos:<text:s/></text:span>En el footer especifíco la protección de datos.</text:p>
        </text:list-item>
      </text:list>
      <text:p text:style-name="ListParagraph"/>
      <text:list text:style-name="LFO1" text:continue-numbering="true">
        <text:list-item>
          <text:p text:style-name="P18"><text:span text:style-name="T19">Social :<text:s/></text:span>He puesto enlaces en las imágenes que llevan a las redes sociales de nuestra empresa.</text:p>
        </text:list-item>
      </text:list>
      <text:p text:style-name="ListParagraph"/>
      <text:list text:style-name="LFO1" text:continue-numbering="true">
        <text:list-item>
          <text:p text:style-name="P20"><text:span text:style-name="T21">Lenguaje :<text:s/></text:span>Es comprensible, fácil de leer ,corto , conciso y amigable.</text:p>
        </text:list-item>
      </text:list>
      <text:p text:style-name="ListParagraph"/>
      <text:list text:style-name="LFO1" text:continue-numbering="true">
        <text:list-item>
          <text:p text:style-name="P22"><text:span text:style-name="T23">Estandar :<text:s/></text:span>Utilizo imágenes para las redes sociales que utilizan otras páginas web para que las reconozcan mejor los usuarios.</text:p>
        </text:list-item>
      </text:list>
      <text:p text:style-name="ListParagraph"/>
      <text:list text:style-name="LFO1" text:continue-numbering="true">
        <text:list-item>
          <text:p text:style-name="P24"><text:span text:style-name="T25">Estructura :<text:s/></text:span>He utilizado un menú de navegación sencillo , con palabras claves. Enlaces en imágenes las cuales son intuitivas.<text:s/></text:p>
        </text:list-item>
      </text:list>
      <text:p text:style-name="ListParagraph"/>
      <text:list text:style-name="LFO1" text:continue-numbering="true">
        <text:list-item>
          <text:p text:style-name="P26"><text:span text:style-name="T27">Layout :<text:s/></text:span>El contenido principal es lo que más ocupa de la web ,<text:s/>una interfaz clara y limpia ya que no tiene mas que información de los distintos apartados donde los usuarios pueden encontrar los productos. También utilizo espacios en blanco para dar espacio entre diferentes secciones.</text:p>
        </text:list-item>
      </text:list>
      <text:p text:style-name="ListParagraph"/>
      <text:list text:style-name="LFO1" text:continue-numbering="true">
        <text:list-item>
          <text:p text:style-name="P28"><text:span text:style-name="T29">Búsqueda :<text:s/></text:span>Se reconoce fácilmente cuáles son los distintos métodos de búsqueda que hay en la web.</text:p>
        </text:list-item>
      </text:list>
      <text:p text:style-name="ListParagraph"/>
      <text:soft-page-break/>
      <text:list text:style-name="LFO1" text:continue-numbering="true">
        <text:list-item>
          <text:p text:style-name="P30"><text:span text:style-name="T31">Multimedia :<text:s/></text:span>He utilizado imágenes para indicar un apartado de búsqueda , con animaciones.</text:p>
        </text:list-item>
      </text:list>
      <text:p text:style-name="ListParagraph"/>
      <text:list text:style-name="LFO1" text:continue-numbering="true">
        <text:list-item>
          <text:p text:style-name="P32"><text:span text:style-name="T33">Ayuda :<text:s/></text:span>Existe un apartado de ayuda donde el usuario puede ponerse en contacto con nosotros indicándonos el problema , o también tiene apartados con las preguntas mas buscadas por si se pudiera resolver con esas.</text:p>
        </text:list-item>
      </text:list>
      <text:p text:style-name="ListParagraph"/>
      <text:list text:style-name="LFO1" text:continue-numbering="true">
        <text:list-item>
          <text:p text:style-name="P34"><text:span text:style-name="T35">Accesibilidad :<text:s/></text:span><text:s/>La página tiene poco tiempo de carga, no <text:s/>consta de plugins y tiene opción de imprimir.</text:p>
        </text:list-item>
      </text:list>
      <text:p text:style-name="ListParagraph"/>
      <text:list text:style-name="LFO1" text:continue-numbering="true">
        <text:list-item>
          <text:p text:style-name="P36"><text:span text:style-name="T37">Control y retroalimentación :<text:s/></text:span>El usuario tiene un control sobre la página y libertad para actuar. Actualmente no tengo nada implementado que avisa al usuario del tiempo de carga ni de error en la web.</text:p>
        </text:list-item>
      </text:list>
      <text:p text:style-name="ListParagraph"/>
      <text:list text:style-name="LFO1" text:continue-numbering="true">
        <text:list-item>
          <text:p text:style-name="P38"><text:span text:style-name="T39">Validadores utilizados :<text:s/></text:span></text:p>
        </text:list-item>
      </text:list>
      <text:p text:style-name="P40"/>
      <text:p text:style-name="ListParagraph"><text:span text:style-name="T41"><text:s/></text:span><text:span text:style-name="T42"><text:tab/>-<text:s/></text:span>Validador HTML Y CSS : W3C</text:p>
      <text:p text:style-name="ListParagraph"><text:span text:style-name="T43"><text:tab/>-</text:span><text:s/>Validador WAI : examinator.w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smayao Barto</meta:initial-creator>
    <dc:creator>Elesmayao Barto</dc:creator>
    <meta:creation-date>2019-12-10T19:14:00Z</meta:creation-date>
    <dc:date>2019-12-10T19:47:00Z</dc:date>
    <meta:template xlink:href="Normal" xlink:type="simple"/>
    <meta:editing-cycles>1</meta:editing-cycles>
    <meta:editing-duration>PT1980S</meta:editing-duration>
    <meta:document-statistic meta:page-count="2" meta:paragraph-count="5" meta:word-count="403" meta:character-count="2619" meta:row-count="18" meta:non-whitespace-character-count="2221"/>
  </office:meta>
</office:document-meta>
</file>